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style:font-name="FreeSans" fo:font-size="10pt" fo:language="fr" fo:country="FR" officeooo:rsid="0010503f" officeooo:paragraph-rsid="0010503f" style:font-size-asian="10pt" style:font-size-complex="10pt"/>
    </style:style>
    <style:style style:name="P2" style:family="paragraph" style:parent-style-name="Standard">
      <style:text-properties style:font-name="FreeSans" fo:font-size="10pt" fo:language="fr" fo:country="FR" officeooo:rsid="000ead45" officeooo:paragraph-rsid="0010503f" style:font-size-asian="10pt" style:font-size-complex="10pt"/>
    </style:style>
    <style:style style:name="P3" style:family="paragraph" style:parent-style-name="Standard">
      <style:text-properties style:font-name="FreeSans" fo:language="fr" fo:country="FR" officeooo:rsid="000ead45" officeooo:paragraph-rsid="000ead45"/>
    </style:style>
    <style:style style:name="P4" style:family="paragraph" style:parent-style-name="Standard">
      <style:paragraph-properties fo:text-align="center" style:justify-single-word="false"/>
      <style:text-properties style:font-name="FreeSans" fo:font-size="12pt" fo:language="fr" fo:country="FR" fo:font-weight="bold" officeooo:rsid="00120b00" officeooo:paragraph-rsid="00120b00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text-line-through-style="none" style:text-line-through-type="none" style:font-name="FreeSans" fo:font-size="16pt" fo:language="fr" fo:country="FR" style:text-underline-style="solid" style:text-underline-width="auto" style:text-underline-color="font-color" fo:font-weight="bold" officeooo:rsid="00120b00" officeooo:paragraph-rsid="00120b00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FreeSans" fo:font-size="10pt" fo:language="fr" fo:country="FR" fo:font-style="italic" style:text-underline-style="none" fo:font-weight="normal" officeooo:rsid="00252be4" officeooo:paragraph-rsid="00252be4" style:font-size-asian="10pt" style:font-style-asian="italic" style:font-weight-asian="normal" style:font-size-complex="10pt" style:font-style-complex="italic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FreeSans" fo:font-size="10pt" fo:language="fr" fo:country="FR" fo:font-style="italic" style:text-underline-style="none" fo:font-weight="normal" officeooo:rsid="00127ff7" officeooo:paragraph-rsid="00127ff7" style:font-size-asian="10pt" style:font-style-asian="italic" style:font-weight-asian="normal" style:font-size-complex="10pt" style:font-style-complex="italic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FreeSans" fo:font-size="10pt" fo:language="fr" fo:country="FR" fo:font-style="italic" style:text-underline-style="none" fo:font-weight="normal" officeooo:rsid="00153267" officeooo:paragraph-rsid="00153267" style:font-size-asian="10pt" style:font-style-asian="italic" style:font-weight-asian="normal" style:font-size-complex="10pt" style:font-style-complex="italic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FreeSans" fo:font-size="10pt" fo:language="fr" fo:country="FR" style:text-underline-style="none" fo:font-weight="normal" officeooo:rsid="00153267" officeooo:paragraph-rsid="00153267" style:font-size-asian="10pt" style:font-weight-asian="normal" style:font-size-complex="10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FreeSans" fo:font-size="10pt" fo:language="fr" fo:country="FR" style:text-underline-style="none" fo:font-weight="normal" officeooo:rsid="00ad6907" officeooo:paragraph-rsid="00ad6907" style:font-size-asian="10pt" style:font-weight-asian="normal" style:font-size-complex="10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FreeSans" fo:font-size="10pt" fo:language="fr" fo:country="FR" style:text-underline-style="none" fo:font-weight="normal" officeooo:rsid="00aea438" officeooo:paragraph-rsid="00aea438" style:font-size-asian="10pt" style:font-weight-asian="normal" style:font-size-complex="10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FreeSans" fo:font-size="10pt" fo:language="fr" fo:country="FR" style:text-underline-style="none" fo:font-weight="normal" officeooo:rsid="00b0396c" officeooo:paragraph-rsid="00b0396c" style:font-size-asian="10pt" style:font-weight-asian="normal" style:font-size-complex="10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FreeSans" fo:font-size="10pt" fo:language="fr" fo:country="FR" style:text-underline-style="none" fo:font-weight="normal" officeooo:rsid="00b07fce" officeooo:paragraph-rsid="00b07fce" style:font-size-asian="10pt" style:font-weight-asian="normal" style:font-size-complex="10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FreeSans" fo:font-size="10pt" fo:language="fr" fo:country="FR" style:text-underline-style="none" fo:font-weight="normal" officeooo:rsid="00b2017d" officeooo:paragraph-rsid="00b2017d" style:font-size-asian="10pt" style:font-weight-asian="normal" style:font-size-complex="10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FreeSans" fo:font-size="10pt" fo:language="fr" fo:country="FR" style:text-underline-style="none" fo:font-weight="normal" officeooo:rsid="00b5c9d2" officeooo:paragraph-rsid="00b5c9d2" style:font-size-asian="10pt" style:font-weight-asian="normal" style:font-size-complex="10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FreeSans" fo:font-size="10pt" fo:language="fr" fo:country="FR" style:text-underline-style="none" fo:font-weight="normal" officeooo:rsid="00b71c9e" officeooo:paragraph-rsid="00b71c9e" style:font-size-asian="10pt" style:font-weight-asian="normal" style:font-size-complex="10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FreeSans" fo:font-size="10pt" fo:language="fr" fo:country="FR" style:text-underline-style="none" fo:font-weight="normal" officeooo:rsid="001fee56" officeooo:paragraph-rsid="001fee56" style:font-size-asian="10pt" style:font-weight-asian="normal" style:font-size-complex="10pt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FreeSans" fo:font-size="10pt" fo:language="fr" fo:country="FR" style:text-underline-style="none" fo:font-weight="normal" officeooo:rsid="00b323b7" officeooo:paragraph-rsid="00b323b7" style:font-size-asian="10pt" style:font-weight-asian="normal" style:font-size-complex="10pt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FreeSans" fo:font-size="10pt" fo:language="fr" fo:country="FR" style:text-underline-style="none" fo:font-weight="normal" officeooo:rsid="002366a5" officeooo:paragraph-rsid="002366a5" style:font-size-asian="10pt" style:font-weight-asian="normal" style:font-size-complex="10pt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FreeSans" fo:font-size="10pt" fo:language="fr" fo:country="FR" style:text-underline-style="none" fo:font-weight="normal" officeooo:rsid="003ab24b" officeooo:paragraph-rsid="003ab24b" style:font-size-asian="10pt" style:font-weight-asian="normal" style:font-size-complex="10pt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FreeSans" fo:font-size="10pt" fo:language="fr" fo:country="FR" style:text-underline-style="none" fo:font-weight="normal" officeooo:rsid="003cb2e9" officeooo:paragraph-rsid="003cb2e9" style:font-size-asian="10pt" style:font-weight-asian="normal" style:font-size-complex="10pt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FreeSans" fo:font-size="10pt" fo:language="fr" fo:country="FR" style:text-underline-style="none" fo:font-weight="normal" officeooo:rsid="0096ce95" officeooo:paragraph-rsid="0096ce95" style:font-size-asian="10pt" style:font-weight-asian="normal" style:font-size-complex="10pt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FreeSans" fo:font-size="10pt" fo:language="fr" fo:country="FR" style:text-underline-style="none" fo:font-weight="normal" officeooo:rsid="004c93f1" officeooo:paragraph-rsid="004c93f1" style:font-size-asian="10pt" style:font-weight-asian="normal" style:font-size-complex="10pt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FreeSans" fo:font-size="10pt" fo:language="fr" fo:country="FR" style:text-underline-style="none" fo:font-weight="normal" officeooo:rsid="0089fdb3" officeooo:paragraph-rsid="0089fdb3" style:font-size-asian="10pt" style:font-weight-asian="normal" style:font-size-complex="10pt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FreeSans" fo:font-size="10pt" fo:language="fr" fo:country="FR" style:text-underline-style="none" fo:font-weight="normal" officeooo:rsid="0052f081" officeooo:paragraph-rsid="0052f081" style:font-size-asian="10pt" style:font-weight-asian="normal" style:font-size-complex="10pt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FreeSans" fo:font-size="10pt" fo:language="fr" fo:country="FR" style:text-underline-style="none" fo:font-weight="normal" officeooo:rsid="005a5717" officeooo:paragraph-rsid="005a5717" style:font-size-asian="10pt" style:font-weight-asian="normal" style:font-size-complex="10pt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font-name="FreeSans" fo:font-size="10pt" fo:language="fr" fo:country="FR" style:text-underline-style="none" fo:font-weight="normal" officeooo:rsid="0060c9d8" officeooo:paragraph-rsid="0060c9d8" style:font-size-asian="10pt" style:font-weight-asian="normal" style:font-size-complex="10pt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font-name="FreeSans" fo:font-size="10pt" fo:language="fr" fo:country="FR" style:text-underline-style="none" fo:font-weight="normal" officeooo:rsid="006274f0" officeooo:paragraph-rsid="006274f0" style:font-size-asian="10pt" style:font-weight-asian="normal" style:font-size-complex="10pt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font-name="FreeSans" fo:font-size="10pt" fo:language="fr" fo:country="FR" style:text-underline-style="none" fo:font-weight="normal" officeooo:rsid="0080a385" officeooo:paragraph-rsid="0080a385" style:font-size-asian="10pt" style:font-weight-asian="normal" style:font-size-complex="10pt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font-name="FreeSans" fo:font-size="10pt" fo:language="fr" fo:country="FR" style:text-underline-style="none" fo:font-weight="normal" officeooo:rsid="00882b99" officeooo:paragraph-rsid="00882b99" style:font-size-asian="10pt" style:font-weight-asian="normal" style:font-size-complex="10pt" style:font-weight-complex="normal"/>
    </style:style>
    <style:style style:name="T1" style:family="text">
      <style:text-properties officeooo:rsid="0016fadb"/>
    </style:style>
    <style:style style:name="T2" style:family="text">
      <style:text-properties officeooo:rsid="001714c6"/>
    </style:style>
    <style:style style:name="T3" style:family="text">
      <style:text-properties officeooo:rsid="0021f6e4"/>
    </style:style>
    <style:style style:name="T4" style:family="text">
      <style:text-properties officeooo:rsid="002389d0"/>
    </style:style>
    <style:style style:name="T5" style:family="text">
      <style:text-properties officeooo:rsid="00247cfa"/>
    </style:style>
    <style:style style:name="T6" style:family="text">
      <style:text-properties officeooo:rsid="00270cc7"/>
    </style:style>
    <style:style style:name="T7" style:family="text">
      <style:text-properties officeooo:rsid="00294184"/>
    </style:style>
    <style:style style:name="T8" style:family="text">
      <style:text-properties officeooo:rsid="003aeaa2"/>
    </style:style>
    <style:style style:name="T9" style:family="text">
      <style:text-properties officeooo:rsid="0056b157"/>
    </style:style>
    <style:style style:name="T10" style:family="text">
      <style:text-properties officeooo:rsid="005e46be"/>
    </style:style>
    <style:style style:name="T11" style:family="text">
      <style:text-properties officeooo:rsid="006274f0"/>
    </style:style>
    <style:style style:name="T12" style:family="text">
      <style:text-properties officeooo:rsid="00636d5c"/>
    </style:style>
    <style:style style:name="T13" style:family="text">
      <style:text-properties officeooo:rsid="00814b11"/>
    </style:style>
    <style:style style:name="T14" style:family="text">
      <style:text-properties officeooo:rsid="0081ea9c"/>
    </style:style>
    <style:style style:name="T15" style:family="text">
      <style:text-properties officeooo:rsid="004543cb"/>
    </style:style>
    <style:style style:name="T16" style:family="text">
      <style:text-properties officeooo:rsid="009e1247"/>
    </style:style>
    <style:style style:name="T17" style:family="text">
      <style:text-properties officeooo:rsid="00a22e2f"/>
    </style:style>
    <style:style style:name="T18" style:family="text">
      <style:text-properties officeooo:rsid="00ae5330"/>
    </style:style>
    <style:style style:name="T19" style:family="text">
      <style:text-properties officeooo:rsid="00b59b12"/>
    </style:style>
    <style:style style:name="T20" style:family="text">
      <style:text-properties officeooo:rsid="00b71c9e"/>
    </style:style>
    <style:style style:name="T21" style:family="text">
      <style:text-properties officeooo:rsid="00b7df00"/>
    </style:style>
    <style:style style:name="T22" style:family="text">
      <style:text-properties officeooo:rsid="00b8ce4f"/>
    </style:style>
    <style:style style:name="T23" style:family="text">
      <style:text-properties officeooo:rsid="00ba656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obin Engels <text:s text:c="3"/><text:span text:style-name="T2">000426221</text:span></text:p>
      <text:p text:style-name="P2">Maël Panouillot 000444914</text:p>
      <text:p text:style-name="P3"/>
      <text:p text:style-name="P4">Rapport du projet d’algorithmique:</text:p>
      <text:p text:style-name="P5">Les Hypergraphes</text:p>
      <text:p text:style-name="P6">A Faire:</text:p>
      <text:p text:style-name="P6"><text:tab/>Expliquer la structure du code (classe, différentes méthodes, etc)</text:p>
      <text:p text:style-name="P6"><text:tab/>Expliquer comment on a généré le graphe, <text:span text:style-name="T7">et les méthodes __repr__ et __str__</text:span></text:p>
      <text:p text:style-name="P6"><text:tab/>Expliquer comment Berge fonctionne</text:p>
      <text:p text:style-name="P6"><text:tab/>Expliquer comment Cordal fonctionne (y compris <text:span text:style-name="T6">toutes les fonctions qui sont utilisees dedans)</text:span></text:p>
      <text:p text:style-name="P6"><text:tab/><text:span text:style-name="T6">Démontrer la complexité de toutes les fonctions dont on parle</text:span></text:p>
      <text:p text:style-name="P6"><text:tab/><text:span text:style-name="T9">Souligner tout les noms de variable, attributs, fonctions et méthodes</text:span></text:p>
      <text:p text:style-name="P6"><text:tab/><text:span text:style-name="T6">Relire l’énoncé pour voir si on doit mettre d’autres choses dans le rapport</text:span></text:p>
      <text:p text:style-name="P7">Dire que l’algorithmes de Berges est un algorithme qui parcourt le graphe en profondeur</text:p>
      <text:p text:style-name="P8">C’est à dire qui visite un noeud, et qui fouille le premier noeud connecté de manière récursive, jusqu’à ce qu’il a<text:span text:style-name="T1">rrive à une impasse, auquel cas il passe au second noeud connecté jusqu’à ce qu’il ait épuisé la totalité des noeuds.</text:span></text:p>
      <text:p text:style-name="P9"/>
      <text:p text:style-name="P10">Génération d<text:span text:style-name="T18">e l’hypergraphe:</text:span></text:p>
      <text:p text:style-name="P11">Lors de la génération de l’hypergraphe, un dictionnaire est utilisé.</text:p>
      <text:p text:style-name="P12">D’abord, dans la fonction d’initialisation, trois valeurs, max_aretes, max_noeuds et proba sont reçues en paramètres. Alle vaudront respectivement le nombre maximum d’arêtes, de nœuds et la probabilité qu’un nœud appartienne à une arête.</text:p>
      <text:p text:style-name="P13">La clef de chaque entrée du dictionnaire vaut le numéro du nœud qui lui est associée, et la valuer correspondant à cette clef est une liste comprenant toutes les arêtes auxquelles ce nœud appartient.</text:p>
      <text:p text:style-name="P13"/>
      <text:p text:style-name="P14">La méthode __str__ implémentée <text:span text:style-name="T19">(qui a une complexité de n) </text:span>sert uniquement à afficher une liste des nœuds et à signaler à quelles arêtes ces nœuds appartiennent.</text:p>
      <text:p text:style-name="P14"/>
      <text:p text:style-name="P15">La méthode affiche_graphe_bipartie() sert à afficher le graphe incident de l’hypergraphe, grâce <text:span text:style-name="T20">aux</text:span> librairie<text:span text:style-name="T20">s</text:span> netwokX <text:span text:style-name="T20">et matplotlib</text:span>, <text:span text:style-name="T22">prend en paramètre un objet Graph, </text:span>e<text:span text:style-name="T23">t</text:span> a une complexité de n2</text:p>
      <text:p text:style-name="P15"/>
      <text:p text:style-name="P16">La méthode affiche_graphe_primal() sert à afficher <text:span text:style-name="T21">le graphe primal de l’hypergraphe, grâce aux librairies networkX et matplotlib, prend en paramètre un objet Graph, et a une complexité de n3</text:span></text:p>
      <text:p text:style-name="P9"/>
      <text:p text:style-name="P17">Cyclicité <text:span text:style-name="T3">au sens de</text:span> Berge:</text:p>
      <text:p text:style-name="P18">La fonction berge() a une complexité de n3</text:p>
      <text:p text:style-name="P19">La <text:span text:style-name="T4">méthode</text:span> qui vérifie si le graphe est cyclique au sens de Berge est appelée berge(). <text:span text:style-name="T5">Elle ne prend aucun paramètres (excepté le ‘self’ étant donné que c’est la méthode d’une classe), et le graphe qui est analysé est un attribut de la classe Graph().</text:span></text:p>
      <text:p text:style-name="P19"/>
      <text:p text:style-name="P20">Lorsque la méthode berge() est appelée, une variable et trois attributs de la classe Graph() sont créés. <text:span text:style-name="T8">La variable point_de_depart servira pour analyser tout les points du graphe un par un grâce à une boucle, l’attribut points_visites stocke touts les noeuds qui ont ete visites, l’attribut aretes_a_eviter stocke les aretes par lesquelles l’algorithme est passe, et l’attribut result est un booléen qui vaut True uniquement si un cycle a ete trouve.</text:span></text:p>
      <text:p text:style-name="P21"/>
      <text:p text:style-name="P22">Ensuite, une boucle nettoie les différents attributs,<text:span text:style-name="T15"> et lance la méthode cherche_aretes() avec point_de_depart en parametre, puis incrément la variable point_de_depart pour passer à un autre point du graphe, et boucle jusqu’à ce que la valeur de point_de_depart soit plus grande que la taille du graphe, ou que l’attribut result vale True.</text:span></text:p>
      <text:p text:style-name="P23">Enfin, la méthode renvoie le statut de l’attribut result, qu’il soit vrai ou faux.</text:p>
      <text:p text:style-name="P24"/>
      <text:p text:style-name="P25"><text:span text:style-name="T16">Ensuite, </text:span>la méthode cherche_aretes prend en parametre l’objet self et un point du graphe. <text:span text:style-name="T17">La variable arete vaudra le numéro d’une des arêtes qui est connectée au point donné en paramètre. Ensuite une boucle ajoute l’arête dans la liste self.aretes_a_eviter, pour eviter que lors d’un appel récursif un peu plus loin, on ne repasse deux fois par la même arete, puis la fonction cherche_points est appelée, avec l’arête en question envoyée en paramètres. Enfin, l’arête est retirée de la liste self.aretes_a_eviter pour pouvoir y accéder de nouveau, et la varialbe arete est incrémentée.</text:span></text:p>
      <text:p text:style-name="P26"><text:soft-page-break/>La boucle s’arrête lorsque l’attribut result vaut True, <text:span text:style-name="T10">ou que toutes les arêtes connectées a ce point ont ete visitées.</text:span></text:p>
      <text:p text:style-name="P26"/>
      <text:p text:style-name="P27">Enfin, la fonction cherche_point prend en paramètre l’objet self et une arete, et recherche touts les points connectes à cette arête, <text:span text:style-name="T11">pour les comparer aux points déjà visites.</text:span></text:p>
      <text:p text:style-name="P28">D’abord, <text:span text:style-name="T12">la fonction recherche tout les points connectes a l’arete en regardant point par point s’il est connecté à l’arête entré en paramètre. Si oui, alors le point est ajouté à la liste points_connectes.</text:span></text:p>
      <text:p text:style-name="P29">Ensuit, une boucle parcourt <text:span text:style-name="T13">la liste points_connectes</text:span>, et <text:span text:style-name="T13">compare ces éléments</text:span> à la liste points_visites, et si <text:span text:style-name="T14">un élément de points_connectes fait partie de la liste points_visites, alors le graphe est cyclique. Sinon, le points est ajoute à la liste points_visites, la fonction cherche_aretes est appelée avec le point en paramètre, et enfin le point est retiré de la liste points_visites, et la boucle passe à l’élément suivant de points_connectes.</text:span></text:p>
      <text:p text:style-name="P30">La boucle s’arrête si l’attribut result vaut vrai, ou que tout les éléments de points_connectes ont été visités.</text:p>
      <text:p text:style-name="P30"/>
      <text:p text:style-name="P24">La fonction cherche_aretes et cherche_points sont récursives entre elles, c’est à dire que dans certain cas, la fonction cherche_aretes appellera la fonction cherche_points, et réciproquemen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3T18:11:44.125826079</meta:creation-date>
    <dc:date>2017-11-15T23:26:37.084311724</dc:date>
    <meta:editing-duration>PT4H39M45S</meta:editing-duration>
    <meta:editing-cycles>119</meta:editing-cycles>
    <meta:generator>LibreOffice/5.1.6.2$Linux_X86_64 LibreOffice_project/10m0$Build-2</meta:generator>
    <meta:document-statistic meta:table-count="0" meta:image-count="0" meta:object-count="0" meta:page-count="2" meta:paragraph-count="34" meta:word-count="789" meta:character-count="5024" meta:non-whitespace-character-count="4259"/>
  </office:meta>
</office:document-meta>
</file>